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B000002FE917E6CB003A83232.png" manifest:media-type="image/png"/>
  <manifest:file-entry manifest:full-path="Pictures/10000201000003FC000002FE87524FDDC56B0E9E.png" manifest:media-type="image/png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thos Pro Regular" svg:font-family="'Lithos Pro Regular'" style:font-family-generic="decorativ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75cm" fo:min-width="1.24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Forestbird1-title">
      <style:graphic-properties draw:auto-grow-height="true" fo:min-height="1.8cm"/>
      <style:paragraph-properties style:writing-mode="lr-tb"/>
    </style:style>
    <style:style style:name="pr2" style:family="presentation" style:parent-style-name="Forestbird1-outline1">
      <style:graphic-properties draw:fit-to-size="false" style:shrink-to-fit="false" fo:min-height="11.929cm"/>
      <style:paragraph-properties style:writing-mode="lr-tb"/>
    </style:style>
    <style:style style:name="pr3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Lithos Pro Regular" fo:font-style="italic" style:font-style-asian="italic" style:font-style-complex="italic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.5cm" fo:margin-bottom="0cm"/>
      <style:text-properties fo:font-size="24pt" style:font-size-asian="24pt" style:font-size-complex="24pt"/>
    </style:style>
    <style:style style:name="P4" style:family="paragraph">
      <style:paragraph-properties fo:margin-top="0.5cm" fo:margin-bottom="0cm"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9" style:family="paragraph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style:font-name="Lithos Pro Regular"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8cm" svg:x="1.4cm" svg:y="0.4cm" presentation:class="title" presentation:user-transformed="true">
          <draw:text-box>
            <text:p text:style-name="P1"><text:span text:style-name="T1">uovo</text:span></text:p>
          </draw:text-box>
        </draw:frame>
        <draw:frame presentation:style-name="pr2" draw:text-style-name="P2" draw:layer="layout" svg:width="26.6cm" svg:height="16.8cm" svg:x="0.6cm" svg:y="2.4cm" presentation:class="outline" presentation:user-transformed="true">
          <draw:text-box>
            <text:p text:style-name="P2"><text:span text:style-name="T2">Prima “mezza” famiglia comprata nel giugno 2017.</text:span></text:p>
            <text:p text:style-name="P2"><text:span text:style-name="T2">“</text:span><text:span text:style-name="T2">mezza”? Una </text:span><text:span text:style-name="T3">famiglia</text:span><text:span text:style-name="T2"> di api pienamente sviluppata conta dalle 50 alle 100mila api. Il meccanismo di </text:span><text:span text:style-name="T4">riproduzione</text:span><text:span text:style-name="T2"> delle api è la </text:span><text:span text:style-name="T3">sciamatura</text:span><text:span text:style-name="T2">. Durante la sciamatura la vecchia regina abbandona l’alveare portando con sé oltre metà delle api presenti, lasciando le restanti con la nuova regina, una delle sue figlie “sopravvissuta”.</text:span></text:p>
            <text:p text:style-name="P3"><text:span text:style-name="T2">“</text:span><text:span text:style-name="T2">sopravvissuta”? Delle oltre 1000 uova che la regina depone ogni giorno, nella stagione di maggior produttività nettarifera le operaie scelgono quali uova diventeranno le </text:span><text:span text:style-name="T3">future regine</text:span><text:span text:style-name="T2"> dell’alveare:</text:span></text:p>
            <text:list text:style-name="L2">
              <text:list-item>
                <text:p text:style-name="P3"><text:span text:style-name="T2">costruiscono una cella più grossa a forma di “arachide”</text:span></text:p>
              </text:list-item>
              <text:list-item>
                <text:p text:style-name="P3"><text:span text:style-name="T2">nutrono la larva con pappa reale per 5 giorni, invece che i 3 destinati alle future api operaie e ai maschi, i fuchi</text:span></text:p>
              </text:list-item>
            </text:list>
            <text:p text:style-name="P3"><text:span text:style-name="T2">La prima regina che nasce, uccide le altre sue sorelle: sarà la regina più forte. A volte però può succedere che restino anche 2 regine…</text:span></text:p>
            <text:p text:style-name="P3"><text:span text:style-name="T2"/></text:p>
            <text:p text:style-name="P4"><text:span text:style-name="T5">PRIMA REGOLA DELLE API: non esiste nessuna regola</text:span></text:p>
          </draw:text-box>
        </draw:frame>
        <draw:frame draw:style-name="gr1" draw:text-style-name="P6" draw:layer="layout" svg:width="3.922cm" svg:height="1cm" svg:x="25.068cm" svg:y="19.9cm">
          <draw:text-box>
            <text:p text:style-name="P5"><text:span text:style-name="T6"><text:page-number>&lt;numero&gt;</text:page-number></text:span><text:span text:style-name="T6">/</text:span><text:span text:style-name="T6"><text:page-count>4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8cm" svg:x="1.4cm" svg:y="0.4cm" presentation:class="title" presentation:user-transformed="true">
          <draw:text-box>
            <text:p text:style-name="P1"><text:span text:style-name="T1">uovo</text:span></text:p>
          </draw:text-box>
        </draw:frame>
        <draw:frame presentation:style-name="pr2" draw:text-style-name="P9" draw:layer="layout" svg:width="26.6cm" svg:height="16.8cm" svg:x="0.6cm" svg:y="2.4cm" presentation:class="outline" presentation:user-transformed="true">
          <draw:text-box>
            <text:p text:style-name="P8"><text:span text:style-name="T7">Perché la </text:span><text:span text:style-name="T8">sciamatura</text:span><text:span text:style-name="T7">?</text:span></text:p>
            <text:list text:style-name="L2">
              <text:list-item>
                <text:p text:style-name="P8"><text:span text:style-name="T7">riproduzione della famiglia e propagazione della specie</text:span></text:p>
              </text:list-item>
              <text:list-item>
                <text:p text:style-name="P8"><text:span text:style-name="T7">abbandono di un luogo non idoneo: troppo inquinato, poco cibo, etc</text:span></text:p>
              </text:list-item>
              <text:list-item>
                <text:p text:style-name="P8"><text:span text:style-name="T7">pulizia dell’alveare: con la sciamatura la famiglia di api si libera di molti parassiti, soprattutto quelli che sfruttano la covata delle api per riprodursi (ad es. l’acaro della varroa)</text:span></text:p>
              </text:list-item>
            </text:list>
          </draw:text-box>
        </draw:frame>
        <draw:frame draw:style-name="gr1" draw:text-style-name="P6" draw:layer="layout" svg:width="1.743cm" svg:height="1cm" svg:x="26.157cm" svg:y="19.9cm">
          <draw:text-box>
            <text:p text:style-name="P5"><text:span text:style-name="T6"><text:page-number>&lt;numero&gt;</text:page-number></text:span><text:span text:style-name="T6">/</text:span><text:span text:style-name="T6"><text:page-count>4</text:page-count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8cm" svg:x="1.4cm" svg:y="0.4cm" presentation:class="title" presentation:user-transformed="true">
          <draw:text-box>
            <text:p text:style-name="P1"><text:span text:style-name="T1">uovo</text:span></text:p>
          </draw:text-box>
        </draw:frame>
        <draw:frame presentation:style-name="pr2" draw:text-style-name="P9" draw:layer="layout" svg:width="26.6cm" svg:height="16.8cm" svg:x="0.6cm" svg:y="2.4cm" presentation:class="outline" presentation:user-transformed="true">
          <draw:text-box>
            <text:p text:style-name="P2"><text:span text:style-name="T2">La nostra prima arnia è in pianura, in campagna, intorno poca natura “selvaggia” ma campi di grano, mais, orzo, e entro 3km coltivazione dei ciliegi.</text:span></text:p>
            <text:p text:style-name="P2"><text:span text:style-name="T3">3km</text:span><text:span text:style-name="T2"> è la distanza entro la quale normalmente le api partono alla ricerca del loro cibo. In situazioni particolari possono anche arrivare a coprire distanze di 7km, ma più si allontanano dall’alveare, più energia consumano, dunque più nettare...</text:span></text:p>
            <text:p text:style-name="P2"><text:span text:style-name="T3">Cibo delle api:</text:span></text:p>
            <text:list text:style-name="L2">
              <text:list-item>
                <text:p text:style-name="P2"><text:span text:style-name="T5">polline</text:span><text:span text:style-name="T2">: è la fonte proteica delle api. Serve a nutrire soprattutto le larve. Il fabbisogno di una famiglia media è di 20-40 kg di polline all’anno</text:span></text:p>
              </text:list-item>
              <text:list-item>
                <text:p text:style-name="P2"><text:span text:style-name="T5">nettare</text:span><text:span text:style-name="T2">: sostanza zuccherina, viene trasformata dalle api in miele per conservarlo nell’arnia come scorta per l’inverno o per i periodi di magra. Fabbisogno medio di circa 2kg/mese cioè 24kg all’anno. Più covata è presente nell’alveare più la famiglia avrà necessità di consumare nettare, e polline</text:span></text:p>
              </text:list-item>
            </text:list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6" draw:layer="layout" svg:width="1.743cm" svg:height="1cm" svg:x="26.157cm" svg:y="19.9cm">
          <draw:text-box>
            <text:p text:style-name="P5"><text:span text:style-name="T6"><text:page-number>&lt;numero&gt;</text:page-number></text:span><text:span text:style-name="T6">/</text:span><text:span text:style-name="T6"><text:page-count>4</text:page-count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1T1">
        <office:forms form:automatic-focus="false" form:apply-design-mode="false"/>
        <draw:frame presentation:style-name="pr1" draw:text-style-name="P1" draw:layer="layout" svg:width="25.199cm" svg:height="1.8cm" svg:x="1.4cm" svg:y="0.4cm" presentation:class="title" presentation:user-transformed="true">
          <draw:text-box>
            <text:p text:style-name="P1"><text:span text:style-name="T1">uovo</text:span></text:p>
          </draw:text-box>
        </draw:frame>
        <draw:frame presentation:style-name="pr2" draw:text-style-name="P9" draw:layer="layout" svg:width="26.6cm" svg:height="16.8cm" svg:x="0.6cm" svg:y="2.4cm" presentation:class="outline" presentation:user-transformed="true">
          <draw:text-box>
            <text:p text:style-name="P2"><text:span text:style-name="T2">A partire da subito sperimentiamo un “vecchio” tipo di arnia, l’</text:span><text:span text:style-name="T5">arnia Warrè</text:span><text:span text:style-name="T2">, e una metodologia detta “</text:span><text:span text:style-name="T5">apicoltura naturale</text:span><text:span text:style-name="T2">” che si basa sul manipolare il meno possibile le famiglie di api.</text:span></text:p>
            <text:p text:style-name="P2"><text:span text:style-name="T2">L’accoppiata ci piace, ma è difficile da intraprendere come prima esperienza apistica: pochissimi ne fanno uso, e quindi pochi consigli, poche idee pratiche su come affrontare i mille problemi che si incontrano con questo tipo di arnia, e in generale con le api.</text:span></text:p>
            <text:p text:style-name="P2"><text:span text:style-name="T5">Arnia Warrè e arnia convenzionale (Dadant-Blatt abbrev. con DB)</text:span></text:p>
            <text:p text:style-name="P2"><text:span text:style-name="T2"/></text:p>
          </draw:text-box>
        </draw:frame>
        <draw:frame draw:style-name="gr1" draw:text-style-name="P6" draw:layer="layout" svg:width="1.743cm" svg:height="1cm" svg:x="26.157cm" svg:y="19.9cm">
          <draw:text-box>
            <text:p text:style-name="P5"><text:span text:style-name="T6"><text:page-number>&lt;numero&gt;</text:page-number></text:span><text:span text:style-name="T6">/</text:span><text:span text:style-name="T6"><text:page-count>4</text:page-count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thos Pro Regular" svg:font-family="'Lithos Pro Regular'" style:font-family-generic="decorativ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30T18:28:04.099000000</meta:creation-date>
    <meta:editing-duration>PT1H49M43S</meta:editing-duration>
    <meta:editing-cycles>19</meta:editing-cycles>
    <meta:generator>LibreOffice/6.4.2.2$Windows_X86_64 LibreOffice_project/4e471d8c02c9c90f512f7f9ead8875b57fcb1ec3</meta:generator>
    <dc:title>Forestbird</dc:title>
    <meta:initial-creator>Armando Riccardo Gaeta</meta:initial-creator>
    <dc:date>2020-03-30T20:17:37.849000000</dc:date>
    <dc:creator>Armando Riccardo Gaeta</dc:creator>
    <meta:document-statistic meta:object-count="74"/>
  </office:meta>
</office:document-meta>
</file>